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0283in" svg:y="0.0602in">
            <draw:object draw:notify-on-update-of-ranges="Sheet1.A1:Sheet1.A3 Sheet1.B1:Sheet1.B3 Sheet1.C1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3-11T22:29:28.012025778</meta:creation-date>
    <dc:date>2014-03-11T22:31:08.109185793</dc:date>
    <dc:creator>Markus Mohrhard</dc:creator>
    <meta:editing-duration>P0D</meta:editing-duration>
    <meta:editing-cycles>1</meta:editing-cycles>
    <meta:document-statistic meta:table-count="1" meta:cell-count="9" meta:object-count="1"/>
    <meta:generator>LibreOfficeDev/4.3.0.0.alpha0$Linux_X86_64 LibreOffice_project/8cf8c00dce5b1bc506c47b4193cda957485b831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B1:Sheet1.B3" chart:error-lower-range="Sheet1.C1:Sheet1.C3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cell-range" chart:error-upper-range="Sheet1.B1:Sheet1.B3" chart:error-lower-range="Sheet1.C1:Sheet1.C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B1:Sheet1.B3" chart:error-lower-range="Sheet1.C1:Sheet1.C3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63cm" svg:y="4.201cm" style:legend-expansion="high" chart:style-name="ch2"/>
        <chart:plot-area chart:style-name="ch3" table:cell-range-address="Sheet1.A1:Sheet1.A3" svg:x="0.77cm" svg:y="0.855cm" svg:width="12.353cm" svg:height="7.545cm">
          <chartooo:coordinate-region svg:x="1.497cm" svg:y="1.055cm" svg:width="11.532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" chart:class="chart:line">
            <chart:error-indicator chart:style-name="ch7" chart:dimension="y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</svg:desc>
                </draw:g>
              </table:table-cell>
              <table:table-cell office:value-type="float" office:value="0.1">
                <text:p>0.1</text:p>
                <draw:g>
                  <svg:desc>Sheet1.B1:Sheet1.B3</svg:desc>
                </draw:g>
              </table:table-cell>
              <table:table-cell office:value-type="float" office:value="0.3">
                <text:p>0.3</text:p>
                <draw:g>
                  <svg:desc>Sheet1.C1:Sheet1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3.0.0.alpha0$Linux_X86_64 LibreOffice_project/8cf8c00dce5b1bc506c47b4193cda957485b831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